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tdología Para la Transferencia Tecnológica en la Industria Electrónica Basada en Software Libre y Hardware Copyleft</text:p>
      <text:p text:style-name="Standard"/>
      <text:p text:style-name="Standard"/>
      <text:p text:style-name="Standard">Los canales tradicionales para la transferencia tecnológica en el área del diseño de sistemas embebidos no han sido exitosos en los países en vía de desarrollo donde la plataforma tecnológica no está lo suficientemente desarrollada para absorver estas nuevas tecnologías y conocimientos, esto se debe en gran parte a que las empresas de base tecnológica son muy pequeñas, con bajos niveles de producción y utilizan metodologías de diseño desactualizadas; por otro lado, la dependencia hacia los productos asiáticos hace muy difícil que estas pequeñas empresas puedan crecer sin la protección del estado. </text:p>
      <text:p text:style-name="Standard"/>
      <text:p text:style-name="Standard">Este artículo presenta una metodología para la transferencia tecnológica en el diseño de sistemas embebidos desarrollada en el Departamento de ingeniería eléctrica y electrónica de la Universidad Nacional de Colombia; esta metodología tiene como pilares el conocimiento como bien común, el movimiento de software libre y un concepto nuevo desarrollado en conjunto con un grupo de desarrolladores hardware y software: el hardware copylef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Camargo</meta:initial-creator>
    <meta:creation-date>2010-11-25T09:20:47</meta:creation-date>
    <meta:document-statistic meta:table-count="0" meta:image-count="0" meta:object-count="0" meta:page-count="1" meta:paragraph-count="3" meta:word-count="171" meta:character-count="1159"/>
    <dc:date>2010-11-25T09:35:56</dc:date>
    <dc:creator>Carlos Camargo</dc:creator>
    <meta:editing-duration>PT00H15M10S</meta:editing-duration>
    <meta:editing-cycles>1</meta:editing-cycles>
    <meta:generator>OpenOffice.org/3.2$Linux OpenOffice.org_project/320m12$Build-9483</meta:generator>
  </office:meta>
</office:document-meta>
</file>